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style:text-position="super 58%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the simplest ODT document one can have. It contains only one paragraph with <text:span text:style-name="T1">emphases</text:span><text:span text:style-name="T4">, </text:span><text:span text:style-name="T5">strong emphases</text:span><text:span text:style-name="T6">, </text:span><text:span text:style-name="T3">super</text:span><text:span text:style-name="T2"> </text:span><text:span text:style-name="T5">strong</text:span><text:span text:style-name="T2"> emphases</text:span><text:span text:style-name="T6">, </text:span><text:a xlink:type="simple" xlink:href="http://www.google.com"><text:span text:style-name="T6">links</text:span></text:a><text:span text:style-name="T6">, </text:span><text:span text:style-name="T7">superscript</text:span><text:span text:style-name="T6"> and </text:span><text:span text:style-name="T8">subscript</text:span><text:span text:style-name="T6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lvio Peroni</meta:initial-creator>
    <meta:creation-date>2015-06-21T09:39:06</meta:creation-date>
    <meta:generator>OpenOffice/4.0.1$Unix OpenOffice.org_project/401m5$Build-9714</meta:generator>
    <meta:document-statistic meta:table-count="0" meta:image-count="0" meta:object-count="0" meta:page-count="1" meta:paragraph-count="1" meta:word-count="25" meta:character-count="167"/>
    <dc:date>2015-06-21T09:42:36</dc:date>
    <dc:creator>Silvio Peroni</dc:creator>
    <meta:editing-duration>PT3M30S</meta:editing-duration>
    <meta:editing-cycles>1</meta:editing-cycles>
  </office:meta>
</office:document-meta>
</file>